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37cm"/>
    </style:style>
    <style:style style:name="co3" style:family="table-column">
      <style:table-column-properties fo:break-before="auto" style:column-width="3.261cm"/>
    </style:style>
    <style:style style:name="co4" style:family="table-column">
      <style:table-column-properties fo:break-before="auto" style:column-width="1.794cm"/>
    </style:style>
    <style:style style:name="co5" style:family="table-column">
      <style:table-column-properties fo:break-before="auto" style:column-width="3.461cm"/>
    </style:style>
    <style:style style:name="co6" style:family="table-column">
      <style:table-column-properties fo:break-before="auto" style:column-width="2.8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_smo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6376" table:default-cell-style-name="ce2"/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MLP(PRECISION)</text:p>
          </table:table-cell>
          <table:table-cell table:style-name="ce1" office:value-type="string" calcext:value-type="string">
            <text:p>MLP(RECALL)</text:p>
          </table:table-cell>
          <table:table-cell table:style-name="ce1" office:value-type="string" calcext:value-type="string">
            <text:p>MLP(F1)</text:p>
          </table:table-cell>
          <table:table-cell table:style-name="ce1"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NNC(PRECISION)</text:p>
          </table:table-cell>
          <table:table-cell table:style-name="ce1" office:value-type="string" calcext:value-type="string">
            <text:p>NNC(RECALL)</text:p>
          </table:table-cell>
          <table:table-cell table:style-name="ce1" office:value-type="string" calcext:value-type="string">
            <text:p>MLP(F1)</text:p>
          </table:table-cell>
          <table:table-cell table:style-name="ce1" table:number-columns-repeated="16375"/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396" calcext:value-type="percentage">
            <text:p>93,96%</text:p>
          </table:table-cell>
          <table:table-cell table:formula="of:=2*[.B2]*[.C2]/([.B2]+[.C2])" office:value-type="percentage" office:value="0.652681300361211" calcext:value-type="percentage">
            <text:p>65,27%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5352" calcext:value-type="percentage">
            <text:p>53,52%</text:p>
          </table:table-cell>
          <table:table-cell office:value-type="percentage" office:value="0.8173" calcext:value-type="percentage">
            <text:p>81,73%</text:p>
          </table:table-cell>
          <table:table-cell table:formula="of:=2*[.G2]*[.H2]/([.G2]+[.H2])" office:value-type="percentage" office:value="0.646830255083179" calcext:value-type="percentage">
            <text:p>64,68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405" calcext:value-type="percentage">
            <text:p>94,05%</text:p>
          </table:table-cell>
          <table:table-cell table:formula="of:=2*[.B3]*[.C3]/([.B3]+[.C3])" office:value-type="percentage" office:value="0.652898299201666" calcext:value-type="percentage">
            <text:p>65,29%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5345" calcext:value-type="percentage">
            <text:p>53,45%</text:p>
          </table:table-cell>
          <table:table-cell office:value-type="percentage" office:value="0.8167" calcext:value-type="percentage">
            <text:p>81,67%</text:p>
          </table:table-cell>
          <table:table-cell table:formula="of:=2*[.G3]*[.H3]/([.G3]+[.H3])" office:value-type="percentage" office:value="0.646131068679692" calcext:value-type="percentage">
            <text:p>64,61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424" calcext:value-type="percentage">
            <text:p>94,24%</text:p>
          </table:table-cell>
          <table:table-cell table:formula="of:=2*[.B4]*[.C4]/([.B4]+[.C4])" office:value-type="percentage" office:value="0.653355518580144" calcext:value-type="percentage">
            <text:p>65,34%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5358" calcext:value-type="percentage">
            <text:p>53,58%</text:p>
          </table:table-cell>
          <table:table-cell office:value-type="percentage" office:value="0.7727" calcext:value-type="percentage">
            <text:p>77,27%</text:p>
          </table:table-cell>
          <table:table-cell table:formula="of:=2*[.G4]*[.H4]/([.G4]+[.H4])" office:value-type="percentage" office:value="0.632804982804738" calcext:value-type="percentage">
            <text:p>63,28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326" calcext:value-type="percentage">
            <text:p>93,26%</text:p>
          </table:table-cell>
          <table:table-cell table:formula="of:=2*[.B5]*[.C5]/([.B5]+[.C5])" office:value-type="percentage" office:value="0.650984224486947" calcext:value-type="percentage">
            <text:p>65,10%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5203" calcext:value-type="percentage">
            <text:p>52,03%</text:p>
          </table:table-cell>
          <table:table-cell office:value-type="percentage" office:value="0.8016" calcext:value-type="percentage">
            <text:p>80,16%</text:p>
          </table:table-cell>
          <table:table-cell table:formula="of:=2*[.G5]*[.H5]/([.G5]+[.H5])" office:value-type="percentage" office:value="0.631019714047961" calcext:value-type="percentage">
            <text:p>63,10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374" calcext:value-type="percentage">
            <text:p>93,74%</text:p>
          </table:table-cell>
          <table:table-cell table:formula="of:=2*[.B6]*[.C6]/([.B6]+[.C6])" office:value-type="percentage" office:value="0.652149714762766" calcext:value-type="percentage">
            <text:p>65,21%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5254" calcext:value-type="percentage">
            <text:p>52,54%</text:p>
          </table:table-cell>
          <table:table-cell office:value-type="percentage" office:value="0.811" calcext:value-type="percentage">
            <text:p>81,10%</text:p>
          </table:table-cell>
          <table:table-cell table:formula="of:=2*[.G6]*[.H6]/([.G6]+[.H6])" office:value-type="percentage" office:value="0.637682430410057" calcext:value-type="percentage">
            <text:p>63,77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337" calcext:value-type="percentage">
            <text:p>93,37%</text:p>
          </table:table-cell>
          <table:table-cell table:formula="of:=2*[.B7]*[.C7]/([.B7]+[.C7])" office:value-type="percentage" office:value="0.65125200530097" calcext:value-type="percentage">
            <text:p>65,13%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5416" calcext:value-type="percentage">
            <text:p>54,16%</text:p>
          </table:table-cell>
          <table:table-cell office:value-type="percentage" office:value="0.8043" calcext:value-type="percentage">
            <text:p>80,43%</text:p>
          </table:table-cell>
          <table:table-cell table:formula="of:=2*[.G7]*[.H7]/([.G7]+[.H7])" office:value-type="percentage" office:value="0.647312400624118" calcext:value-type="percentage">
            <text:p>64,73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306" calcext:value-type="percentage">
            <text:p>93,06%</text:p>
          </table:table-cell>
          <table:table-cell table:formula="of:=2*[.B8]*[.C8]/([.B8]+[.C8])" office:value-type="percentage" office:value="0.65049629526073" calcext:value-type="percentage">
            <text:p>65,05%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5331" calcext:value-type="percentage">
            <text:p>53,31%</text:p>
          </table:table-cell>
          <table:table-cell office:value-type="percentage" office:value="0.7892" calcext:value-type="percentage">
            <text:p>78,92%</text:p>
          </table:table-cell>
          <table:table-cell table:formula="of:=2*[.G8]*[.H8]/([.G8]+[.H8])" office:value-type="percentage" office:value="0.63634957271421" calcext:value-type="percentage">
            <text:p>63,63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328" calcext:value-type="percentage">
            <text:p>93,28%</text:p>
          </table:table-cell>
          <table:table-cell table:formula="of:=2*[.B9]*[.C9]/([.B9]+[.C9])" office:value-type="percentage" office:value="0.651032942490229" calcext:value-type="percentage">
            <text:p>65,10%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5344" calcext:value-type="percentage">
            <text:p>53,44%</text:p>
          </table:table-cell>
          <table:table-cell office:value-type="percentage" office:value="0.7978" calcext:value-type="percentage">
            <text:p>79,78%</text:p>
          </table:table-cell>
          <table:table-cell table:formula="of:=2*[.G9]*[.H9]/([.G9]+[.H9])" office:value-type="percentage" office:value="0.640060531451734" calcext:value-type="percentage">
            <text:p>64,01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325" calcext:value-type="percentage">
            <text:p>93,25%</text:p>
          </table:table-cell>
          <table:table-cell table:formula="of:=2*[.B10]*[.C10]/([.B10]+[.C10])" office:value-type="percentage" office:value="0.650959860383944" calcext:value-type="percentage">
            <text:p>65,10%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5249" calcext:value-type="percentage">
            <text:p>52,49%</text:p>
          </table:table-cell>
          <table:table-cell office:value-type="percentage" office:value="0.7699" calcext:value-type="percentage">
            <text:p>76,99%</text:p>
          </table:table-cell>
          <table:table-cell table:formula="of:=2*[.G10]*[.H10]/([.G10]+[.H10])" office:value-type="percentage" office:value="0.624220744516528" calcext:value-type="percentage">
            <text:p>62,42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314" calcext:value-type="percentage">
            <text:p>93,14%</text:p>
          </table:table-cell>
          <table:table-cell table:formula="of:=2*[.B11]*[.C11]/([.B11]+[.C11])" office:value-type="percentage" office:value="0.650691630571469" calcext:value-type="percentage">
            <text:p>65,07%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5233" calcext:value-type="percentage">
            <text:p>52,33%</text:p>
          </table:table-cell>
          <table:table-cell office:value-type="percentage" office:value="0.7771" calcext:value-type="percentage">
            <text:p>77,71%</text:p>
          </table:table-cell>
          <table:table-cell table:formula="of:=2*[.G11]*[.H11]/([.G11]+[.H11])" office:value-type="percentage" office:value="0.625432836050446" calcext:value-type="percentage">
            <text:p>62,54%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3" table:formula="of:=AVERAGE([.B2:.B11])" office:value-type="percentage" office:value="0.5" calcext:value-type="percentage">
            <text:p>50,00%</text:p>
          </table:table-cell>
          <table:table-cell table:style-name="ce3" table:formula="of:=AVERAGE([.C2:.C11])" office:value-type="percentage" office:value="0.93535" calcext:value-type="percentage">
            <text:p>93,54%</text:p>
          </table:table-cell>
          <table:table-cell table:style-name="ce3" table:formula="of:=AVERAGE([.D2:.D11])" office:value-type="percentage" office:value="0.651650179140008" calcext:value-type="percentage">
            <text:p>65,17%</text:p>
          </table:table-cell>
          <table:table-cell table:style-name="ce3" table:number-columns-repeated="2"/>
          <table:table-cell table:style-name="ce3" table:formula="of:=AVERAGE([.G2:.G11])" office:value-type="percentage" office:value="0.53085" calcext:value-type="percentage">
            <text:p>53,09%</text:p>
          </table:table-cell>
          <table:table-cell table:style-name="ce3" table:formula="of:=AVERAGE([.H2:.H11])" office:value-type="percentage" office:value="0.79576" calcext:value-type="percentage">
            <text:p>79,58%</text:p>
          </table:table-cell>
          <table:table-cell table:style-name="ce3" table:formula="of:=AVERAGE([.I2:.I11])" office:value-type="percentage" office:value="0.636784453638266" calcext:value-type="percentage">
            <text:p>63,68%</text:p>
          </table:table-cell>
          <table:table-cell table:style-name="ce3"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TRANSFORMER(PRECISION)</text:p>
          </table:table-cell>
          <table:table-cell table:style-name="ce1" office:value-type="string" calcext:value-type="string">
            <text:p>TRANSFORMER(RECALL)</text:p>
          </table:table-cell>
          <table:table-cell table:style-name="ce1" office:value-type="string" calcext:value-type="string">
            <text:p>TRANSFORMER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CLASS(PRECISION)</text:p>
          </table:table-cell>
          <table:table-cell table:style-name="ce1" office:value-type="string" calcext:value-type="string">
            <text:p>GENCLASS(RECALL)</text:p>
          </table:table-cell>
          <table:table-cell table:style-name="ce1" office:value-type="string" calcext:value-type="string">
            <text:p>GENCLASS(F1)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8791" calcext:value-type="percentage">
            <text:p>87,91%</text:p>
          </table:table-cell>
          <table:table-cell office:value-type="percentage" office:value="0.5" calcext:value-type="percentage">
            <text:p>50,00%</text:p>
          </table:table-cell>
          <table:table-cell table:formula="of:=2*[.B15]*[.C15]/([.B15]+[.C15])" office:value-type="percentage" office:value="0.637444710318324" calcext:value-type="percentage">
            <text:p>63,74%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7935" calcext:value-type="percentage">
            <text:p>79,35%</text:p>
          </table:table-cell>
          <table:table-cell office:value-type="percentage" office:value="0.5969" calcext:value-type="percentage">
            <text:p>59,69%</text:p>
          </table:table-cell>
          <table:table-cell table:formula="of:=2*[.G15]*[.H15]/([.G15]+[.H15])" office:value-type="percentage" office:value="0.681300560989643" calcext:value-type="percentage">
            <text:p>68,13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881" calcext:value-type="percentage">
            <text:p>88,10%</text:p>
          </table:table-cell>
          <table:table-cell office:value-type="percentage" office:value="0.5" calcext:value-type="percentage">
            <text:p>50,00%</text:p>
          </table:table-cell>
          <table:table-cell table:formula="of:=2*[.B16]*[.C16]/([.B16]+[.C16])" office:value-type="percentage" office:value="0.637943519188994" calcext:value-type="percentage">
            <text:p>63,79%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8024" calcext:value-type="percentage">
            <text:p>80,24%</text:p>
          </table:table-cell>
          <table:table-cell office:value-type="percentage" office:value="0.5908" calcext:value-type="percentage">
            <text:p>59,08%</text:p>
          </table:table-cell>
          <table:table-cell office:value-type="percentage" office:value="0.6805" calcext:value-type="percentage">
            <text:p>68,05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8848" calcext:value-type="percentage">
            <text:p>88,48%</text:p>
          </table:table-cell>
          <table:table-cell office:value-type="percentage" office:value="0.5" calcext:value-type="percentage">
            <text:p>50,00%</text:p>
          </table:table-cell>
          <table:table-cell table:formula="of:=2*[.B17]*[.C17]/([.B17]+[.C17])" office:value-type="percentage" office:value="0.63893703061814" calcext:value-type="percentage">
            <text:p>63,89%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9282" calcext:value-type="percentage">
            <text:p>92,82%</text:p>
          </table:table-cell>
          <table:table-cell office:value-type="percentage" office:value="0.6107" calcext:value-type="percentage">
            <text:p>61,07%</text:p>
          </table:table-cell>
          <table:table-cell office:value-type="percentage" office:value="0.7367" calcext:value-type="percentage">
            <text:p>73,67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8652" calcext:value-type="percentage">
            <text:p>86,52%</text:p>
          </table:table-cell>
          <table:table-cell office:value-type="percentage" office:value="0.5" calcext:value-type="percentage">
            <text:p>50,00%</text:p>
          </table:table-cell>
          <table:table-cell table:formula="of:=2*[.B18]*[.C18]/([.B18]+[.C18])" office:value-type="percentage" office:value="0.633753296220334" calcext:value-type="percentage">
            <text:p>63,38%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7769" calcext:value-type="percentage">
            <text:p>77,69%</text:p>
          </table:table-cell>
          <table:table-cell office:value-type="percentage" office:value="0.5859" calcext:value-type="percentage">
            <text:p>58,59%</text:p>
          </table:table-cell>
          <table:table-cell office:value-type="percentage" office:value="0.6693" calcext:value-type="percentage">
            <text:p>66,93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8747" calcext:value-type="percentage">
            <text:p>87,47%</text:p>
          </table:table-cell>
          <table:table-cell office:value-type="percentage" office:value="0.5" calcext:value-type="percentage">
            <text:p>50,00%</text:p>
          </table:table-cell>
          <table:table-cell table:formula="of:=2*[.B19]*[.C19]/([.B19]+[.C19])" office:value-type="percentage" office:value="0.636284280206591" calcext:value-type="percentage">
            <text:p>63,63%</text:p>
          </table:table-cell>
          <table:table-cell/>
          <table:table-cell office:value-type="string" calcext:value-type="string">
            <text:p>FOLD_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8673" calcext:value-type="percentage">
            <text:p>86,73%</text:p>
          </table:table-cell>
          <table:table-cell office:value-type="percentage" office:value="0.5" calcext:value-type="percentage">
            <text:p>50,00%</text:p>
          </table:table-cell>
          <table:table-cell table:formula="of:=2*[.B20]*[.C20]/([.B20]+[.C20])" office:value-type="percentage" office:value="0.634315804870913" calcext:value-type="percentage">
            <text:p>63,43%</text:p>
          </table:table-cell>
          <table:table-cell/>
          <table:table-cell office:value-type="string" calcext:value-type="string">
            <text:p>FOLD_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8611" calcext:value-type="percentage">
            <text:p>86,11%</text:p>
          </table:table-cell>
          <table:table-cell office:value-type="percentage" office:value="0.5" calcext:value-type="percentage">
            <text:p>50,00%</text:p>
          </table:table-cell>
          <table:table-cell table:formula="of:=2*[.B21]*[.C21]/([.B21]+[.C21])" office:value-type="percentage" office:value="0.632650062449489" calcext:value-type="percentage">
            <text:p>63,27%</text:p>
          </table:table-cell>
          <table:table-cell/>
          <table:table-cell office:value-type="string" calcext:value-type="string">
            <text:p>FOLD_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8656" calcext:value-type="percentage">
            <text:p>86,56%</text:p>
          </table:table-cell>
          <table:table-cell office:value-type="percentage" office:value="0.5" calcext:value-type="percentage">
            <text:p>50,00%</text:p>
          </table:table-cell>
          <table:table-cell table:formula="of:=2*[.B22]*[.C22]/([.B22]+[.C22])" office:value-type="percentage" office:value="0.63386057410662" calcext:value-type="percentage">
            <text:p>63,39%</text:p>
          </table:table-cell>
          <table:table-cell/>
          <table:table-cell office:value-type="string" calcext:value-type="string">
            <text:p>FOLD_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865" calcext:value-type="percentage">
            <text:p>86,50%</text:p>
          </table:table-cell>
          <table:table-cell office:value-type="percentage" office:value="0.5" calcext:value-type="percentage">
            <text:p>50,00%</text:p>
          </table:table-cell>
          <table:table-cell table:formula="of:=2*[.B23]*[.C23]/([.B23]+[.C23])" office:value-type="percentage" office:value="0.633699633699634" calcext:value-type="percentage">
            <text:p>63,37%</text:p>
          </table:table-cell>
          <table:table-cell/>
          <table:table-cell office:value-type="string" calcext:value-type="string">
            <text:p>FOLD_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8627" calcext:value-type="percentage">
            <text:p>86,27%</text:p>
          </table:table-cell>
          <table:table-cell office:value-type="percentage" office:value="0.5" calcext:value-type="percentage">
            <text:p>50,00%</text:p>
          </table:table-cell>
          <table:table-cell table:formula="of:=2*[.B24]*[.C24]/([.B24]+[.C24])" office:value-type="percentage" office:value="0.633081382549351" calcext:value-type="percentage">
            <text:p>63,31%</text:p>
          </table:table-cell>
          <table:table-cell/>
          <table:table-cell office:value-type="string" calcext:value-type="string">
            <text:p>FOLD_10</text:p>
          </table:table-cell>
          <table:table-cell table:number-columns-repeated="16378"/>
        </table:table-row>
        <table:table-row table:style-name="ro3">
          <table:table-cell table:style-name="ce3"/>
          <table:table-cell table:style-name="ce3" table:formula="of:=AVERAGE([.B15:.B24])" office:value-type="percentage" office:value="0.87065" calcext:value-type="percentage">
            <text:p>87,07%</text:p>
          </table:table-cell>
          <table:table-cell table:style-name="ce3" table:formula="of:=AVERAGE([.C15:.C24])" office:value-type="percentage" office:value="0.5" calcext:value-type="percentage">
            <text:p>50,00%</text:p>
          </table:table-cell>
          <table:table-cell table:style-name="ce3" table:formula="of:=AVERAGE([.D15:.D24])" office:value-type="percentage" office:value="0.635197029422839" calcext:value-type="percentage">
            <text:p>63,52%</text:p>
          </table:table-cell>
          <table:table-cell/>
          <table:table-cell table:style-name="ce3"/>
          <table:table-cell table:style-name="ce3" table:formula="of:=AVERAGE([.G15:.G24])" office:value-type="percentage" office:value="0.82525" calcext:value-type="percentage">
            <text:p>82,53%</text:p>
          </table:table-cell>
          <table:table-cell table:style-name="ce3" table:formula="of:=AVERAGE([.H15:.H24])" office:value-type="percentage" office:value="0.596075" calcext:value-type="percentage">
            <text:p>59,61%</text:p>
          </table:table-cell>
          <table:table-cell table:style-name="ce3" table:formula="of:=AVERAGE([.I15:.I24])" office:value-type="percentage" office:value="0.691950140247411" calcext:value-type="percentage">
            <text:p>69,20%</text:p>
          </table:table-cell>
          <table:table-cell table:number-columns-repeated="16375"/>
        </table:table-row>
        <table:table-row table:style-name="ro2" table:number-rows-repeated="104855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0T10:15:57.259360895</meta:creation-date>
    <dc:date>2025-09-11T07:08:01.165845481</dc:date>
    <meta:editing-duration>PT20H51M50S</meta:editing-duration>
    <meta:editing-cycles>27</meta:editing-cycles>
    <meta:generator>LibreOffice/25.2.3.2$Linux_X86_64 LibreOffice_project/520$Build-2</meta:generator>
    <meta:document-statistic meta:table-count="1" meta:cell-count="170" meta:object-count="0"/>
  </office:meta>
</office:document-meta>
</file>